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90f6e" officeooo:paragraph-rsid="00190f6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90f6e" officeooo:paragraph-rsid="00190f6e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90f6e" officeooo:paragraph-rsid="00190f6e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re :</text:p>
      <text:p text:style-name="P1"/>
      <text:p text:style-name="P2">Sous-titre :</text:p>
      <text:p text:style-name="P2"/>
      <text:p text:style-name="P3">Texte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07:57:47.833000000</meta:creation-date>
    <dc:date>2022-03-31T07:58:39.983000000</dc:date>
    <meta:editing-duration>PT54S</meta:editing-duration>
    <meta:editing-cycles>1</meta:editing-cycles>
    <meta:document-statistic meta:table-count="0" meta:image-count="0" meta:object-count="0" meta:page-count="1" meta:paragraph-count="3" meta:word-count="5" meta:character-count="24" meta:non-whitespace-character-count="22"/>
    <meta:generator>LibreOffice/7.1.2.2$Windows_X86_64 LibreOffice_project/8a45595d069ef5570103caea1b71cc9d82b2aae4</meta:generator>
  </office:meta>
</office:document-meta>
</file>